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officeooo:rsid="00055984" officeooo:paragraph-rsid="00055984"/>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83102" officeooo:paragraph-rsid="00083102"/>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c6e1b" officeooo:paragraph-rsid="000c6e1b"/>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f4c55" officeooo:paragraph-rsid="000f4c55"/>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48167" officeooo:paragraph-rsid="00055984"/>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5bc58" officeooo:paragraph-rsid="0015bc58"/>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176ced" officeooo:paragraph-rsid="00176ced"/>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17b874" officeooo:paragraph-rsid="0017b874"/>
    </style:style>
    <style:style style:name="P9" style:family="paragraph" style:parent-style-name="Standard">
      <style:paragraph-properties fo:text-align="center" style:justify-single-word="false"/>
      <style:text-properties style:text-underline-style="none" officeooo:rsid="000411bf" officeooo:paragraph-rsid="000411bf"/>
    </style:style>
    <style:style style:name="P10" style:family="paragraph" style:parent-style-name="Standard">
      <style:paragraph-properties fo:text-align="start" style:justify-single-word="false"/>
      <style:text-properties style:text-underline-style="none" officeooo:rsid="00055984" officeooo:paragraph-rsid="00055984"/>
    </style:style>
    <style:style style:name="P11" style:family="paragraph" style:parent-style-name="Standard">
      <style:paragraph-properties fo:text-align="start" style:justify-single-word="false"/>
      <style:text-properties style:text-underline-style="none" officeooo:rsid="00070581" officeooo:paragraph-rsid="00070581"/>
    </style:style>
    <style:style style:name="P12" style:family="paragraph" style:parent-style-name="Standard">
      <style:paragraph-properties fo:text-align="start" style:justify-single-word="false"/>
      <style:text-properties style:text-underline-style="none" officeooo:rsid="00083102" officeooo:paragraph-rsid="00083102"/>
    </style:style>
    <style:style style:name="P13" style:family="paragraph" style:parent-style-name="Standard">
      <style:paragraph-properties fo:text-align="start" style:justify-single-word="false"/>
      <style:text-properties style:text-underline-style="none" officeooo:rsid="00095004" officeooo:paragraph-rsid="00095004"/>
    </style:style>
    <style:style style:name="P14" style:family="paragraph" style:parent-style-name="Standard">
      <style:paragraph-properties fo:text-align="start" style:justify-single-word="false"/>
      <style:text-properties style:text-underline-style="none" officeooo:rsid="000a316f" officeooo:paragraph-rsid="000a316f"/>
    </style:style>
    <style:style style:name="P15" style:family="paragraph" style:parent-style-name="Standard">
      <style:paragraph-properties fo:text-align="start" style:justify-single-word="false"/>
      <style:text-properties style:text-underline-style="none" officeooo:rsid="000b1149" officeooo:paragraph-rsid="000b1149"/>
    </style:style>
    <style:style style:name="P16" style:family="paragraph" style:parent-style-name="Standard">
      <style:paragraph-properties fo:text-align="start" style:justify-single-word="false"/>
      <style:text-properties style:text-underline-style="none" officeooo:rsid="000c6e1b" officeooo:paragraph-rsid="000c6e1b"/>
    </style:style>
    <style:style style:name="P17" style:family="paragraph" style:parent-style-name="Standard">
      <style:paragraph-properties fo:text-align="start" style:justify-single-word="false"/>
      <style:text-properties style:text-underline-style="none" officeooo:rsid="00111775" officeooo:paragraph-rsid="00111775"/>
    </style:style>
    <style:style style:name="P18" style:family="paragraph" style:parent-style-name="Standard">
      <style:paragraph-properties fo:text-align="start" style:justify-single-word="false"/>
      <style:text-properties style:text-underline-style="none" officeooo:rsid="00111c1b" officeooo:paragraph-rsid="00111c1b"/>
    </style:style>
    <style:style style:name="P19" style:family="paragraph" style:parent-style-name="Standard">
      <style:paragraph-properties fo:text-align="start" style:justify-single-word="false"/>
      <style:text-properties style:text-underline-style="none" officeooo:rsid="00148167" officeooo:paragraph-rsid="00148167"/>
    </style:style>
    <style:style style:name="P20" style:family="paragraph" style:parent-style-name="Standard">
      <style:paragraph-properties fo:text-align="start" style:justify-single-word="false"/>
      <style:text-properties style:text-underline-style="none" officeooo:rsid="0015bc58" officeooo:paragraph-rsid="0015bc58"/>
    </style:style>
    <style:style style:name="P21" style:family="paragraph" style:parent-style-name="Standard">
      <style:paragraph-properties fo:text-align="start" style:justify-single-word="false"/>
      <style:text-properties style:text-underline-style="none" officeooo:rsid="00176ced" officeooo:paragraph-rsid="00176ced"/>
    </style:style>
    <style:style style:name="P22" style:family="paragraph" style:parent-style-name="Standard">
      <style:paragraph-properties fo:text-align="start" style:justify-single-word="false"/>
      <style:text-properties style:text-underline-style="none" officeooo:rsid="0017b874" officeooo:paragraph-rsid="0017b874"/>
    </style:style>
    <style:style style:name="P23" style:family="paragraph" style:parent-style-name="Standard">
      <style:paragraph-properties fo:text-align="center" style:justify-single-word="false"/>
      <style:text-properties fo:color="#c9211e" loext:opacity="100%" style:text-underline-style="solid" style:text-underline-width="auto" style:text-underline-color="font-color" officeooo:rsid="000411bf" officeooo:paragraph-rsid="000411bf"/>
    </style:style>
    <style:style style:name="P24" style:family="paragraph" style:parent-style-name="Standard">
      <style:paragraph-properties fo:text-align="start" style:justify-single-word="false"/>
      <style:text-properties style:text-underline-style="none" officeooo:rsid="000c6e1b" officeooo:paragraph-rsid="000c6e1b"/>
    </style:style>
    <style:style style:name="P25" style:family="paragraph" style:parent-style-name="Standard">
      <style:paragraph-properties fo:text-align="start" style:justify-single-word="false"/>
      <style:text-properties fo:font-style="italic" style:text-underline-style="none" officeooo:rsid="000c6e1b" officeooo:paragraph-rsid="000c6e1b" style:font-style-asian="italic" style:font-style-complex="italic"/>
    </style:style>
    <style:style style:name="P26" style:family="paragraph" style:parent-style-name="Standard">
      <style:paragraph-properties fo:text-align="start" style:justify-single-word="false"/>
      <style:text-properties fo:font-style="normal" style:text-underline-style="none" officeooo:rsid="0019b334" officeooo:paragraph-rsid="0019b334"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1b5b27" officeooo:paragraph-rsid="001b5b27"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1b5b27" officeooo:paragraph-rsid="001ee749"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22187c" officeooo:paragraph-rsid="0022187c"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2aac41" officeooo:paragraph-rsid="002aac41"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2ba0f7" officeooo:paragraph-rsid="002ba0f7"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2cf5c4" officeooo:paragraph-rsid="002cf5c4"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2d9e0a" officeooo:paragraph-rsid="002e7690"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2fa40d" officeooo:paragraph-rsid="002fa40d"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3145aa" officeooo:paragraph-rsid="003145aa" style:font-style-asian="normal" style:font-style-complex="normal"/>
    </style:style>
    <style:style style:name="P36" style:family="paragraph" style:parent-style-name="Standard">
      <style:paragraph-properties fo:text-align="start" style:justify-single-word="false"/>
      <style:text-properties fo:font-style="normal" style:text-underline-style="solid" style:text-underline-width="auto" style:text-underline-color="font-color" officeooo:rsid="0019b334" officeooo:paragraph-rsid="0019b334" style:font-style-asian="normal" style:font-style-complex="normal"/>
    </style:style>
    <style:style style:name="P37" style:family="paragraph" style:parent-style-name="Standard">
      <style:paragraph-properties fo:text-align="start" style:justify-single-word="false"/>
      <style:text-properties fo:font-style="normal" style:text-underline-style="solid" style:text-underline-width="auto" style:text-underline-color="font-color" officeooo:rsid="001b5b27" officeooo:paragraph-rsid="001ee749" style:font-style-asian="normal" style:font-style-complex="normal"/>
    </style:style>
    <style:style style:name="P38" style:family="paragraph" style:parent-style-name="Standard">
      <style:paragraph-properties fo:text-align="start" style:justify-single-word="false"/>
      <style:text-properties fo:font-style="normal" style:text-underline-style="solid" style:text-underline-width="auto" style:text-underline-color="font-color" officeooo:rsid="0020cc83" officeooo:paragraph-rsid="0020cc83" style:font-style-asian="normal" style:font-style-complex="normal"/>
    </style:style>
    <style:style style:name="P39" style:family="paragraph" style:parent-style-name="Standard">
      <style:paragraph-properties fo:text-align="start" style:justify-single-word="false" fo:break-before="page"/>
      <style:text-properties fo:font-style="normal" style:text-underline-style="solid" style:text-underline-width="auto" style:text-underline-color="font-color" officeooo:rsid="002aac41" officeooo:paragraph-rsid="002aac41" style:font-style-asian="normal" style:font-style-complex="normal"/>
    </style:style>
    <style:style style:name="P40" style:family="paragraph" style:parent-style-name="Standard">
      <style:paragraph-properties fo:text-align="start" style:justify-single-word="false"/>
      <style:text-properties fo:font-style="normal" style:text-underline-style="solid" style:text-underline-width="auto" style:text-underline-color="font-color" officeooo:rsid="002ba0f7" officeooo:paragraph-rsid="002ba0f7" style:font-style-asian="normal" style:font-style-complex="normal"/>
    </style:style>
    <style:style style:name="P41" style:family="paragraph" style:parent-style-name="Standard">
      <style:paragraph-properties fo:text-align="start" style:justify-single-word="false"/>
      <style:text-properties fo:font-style="normal" style:text-underline-style="solid" style:text-underline-width="auto" style:text-underline-color="font-color" officeooo:rsid="002d9e0a" officeooo:paragraph-rsid="002d9e0a" style:font-style-asian="normal" style:font-style-complex="normal"/>
    </style:style>
    <style:style style:name="P42" style:family="paragraph" style:parent-style-name="Standard">
      <style:paragraph-properties fo:text-align="start" style:justify-single-word="false"/>
      <style:text-properties fo:font-style="normal" style:text-underline-style="solid" style:text-underline-width="auto" style:text-underline-color="font-color" officeooo:rsid="002fa40d" officeooo:paragraph-rsid="002fa40d" style:font-style-asian="normal" style:font-style-complex="normal"/>
    </style:style>
    <style:style style:name="T1" style:family="text">
      <style:text-properties officeooo:rsid="00070581"/>
    </style:style>
    <style:style style:name="T2" style:family="text">
      <style:text-properties officeooo:rsid="00083102"/>
    </style:style>
    <style:style style:name="T3" style:family="text">
      <style:text-properties officeooo:rsid="000a0970"/>
    </style:style>
    <style:style style:name="T4" style:family="text">
      <style:text-properties style:text-underline-style="solid" style:text-underline-width="auto" style:text-underline-color="font-color"/>
    </style:style>
    <style:style style:name="T5" style:family="text">
      <style:text-properties officeooo:rsid="000e2633"/>
    </style:style>
    <style:style style:name="T6" style:family="text">
      <style:text-properties officeooo:rsid="0017b874"/>
    </style:style>
    <style:style style:name="T7" style:family="text">
      <style:text-properties officeooo:rsid="001888a7"/>
    </style:style>
    <style:style style:name="T8" style:family="text">
      <style:text-properties officeooo:rsid="001ee749"/>
    </style:style>
    <style:style style:name="T9" style:family="text">
      <style:text-properties officeooo:rsid="0022483d"/>
    </style:style>
    <style:style style:name="T10" style:family="text">
      <style:text-properties officeooo:rsid="00233b31"/>
    </style:style>
    <style:style style:name="T11" style:family="text">
      <style:text-properties officeooo:rsid="00247bda"/>
    </style:style>
    <style:style style:name="T12" style:family="text">
      <style:text-properties officeooo:rsid="00266770"/>
    </style:style>
    <style:style style:name="T13" style:family="text">
      <style:text-properties officeooo:rsid="002c5741"/>
    </style:style>
    <style:style style:name="T14" style:family="text">
      <style:text-properties officeooo:rsid="002c635b"/>
    </style:style>
    <style:style style:name="T15" style:family="text">
      <style:text-properties officeooo:rsid="002e76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ype, enjeux, stratégie de la communication</text:p>
      <text:p text:style-name="P9"/>
      <text:p text:style-name="P9"/>
      <text:p text:style-name="P4">1)Définition</text:p>
      <text:p text:style-name="P4"/>
      <text:p text:style-name="P17">1) La communication c’est un lien d’échange entre plusieurs personnes que se soit écrit ou orale.</text:p>
      <text:p text:style-name="P17"/>
      <text:p text:style-name="P17">2) «On ne peut pas communiquer» on communique aussi par le silence, grâce aux expression faciale, corporel, donc on communique tout le temps</text:p>
      <text:p text:style-name="P17"/>
      <text:p text:style-name="P17">3) -l’éloquence</text:p>
      <text:p text:style-name="P17"><text:s text:c="4"/>-clarté</text:p>
      <text:p text:style-name="P17"><text:s text:c="4"/>-l’écoute</text:p>
      <text:p text:style-name="P17"/>
      <text:p text:style-name="P18">4) -C’est indispensable car on communique des informations</text:p>
      <text:p text:style-name="P18"><text:s text:c="4"/>-L’info peut être complexe donc conflit de point de vue «Le surplus d’info»</text:p>
      <text:p text:style-name="P5"/>
      <text:p text:style-name="P19">5) Les entreprises ne disent pas tout</text:p>
      <text:p text:style-name="P19"><text:tab/>-On ne peut pas vivre en sociétés</text:p>
      <text:p text:style-name="P19"><text:tab/>⇒ Si on ne se fie pas à la communication</text:p>
      <text:p text:style-name="P1"/>
      <text:p text:style-name="P6">2) Différents types de communications</text:p>
      <text:p text:style-name="P6"/>
      <text:p text:style-name="P20">A3 / B1/ C4 /D2</text:p>
      <text:p text:style-name="P1"/>
      <text:p text:style-name="P7">3) Enjeux de la communication</text:p>
      <text:p text:style-name="P21"/>
      <text:p text:style-name="P21">⇒ Il existe cinq type d’enjeux essentiels :</text:p>
      <text:p text:style-name="P21"><text:tab/>-L’enjeu informatif = demander une information, partager une information, toujours présent<text:tab/> dans la communication</text:p>
      <text:p text:style-name="P21"><text:tab/>-L’enjeu identitaire, de positionnement= essayer de faire valoir qui on est, qu’est ce qu’on <text:tab/>perd au près des autres</text:p>
      <text:p text:style-name="P21"><text:tab/>-<text:span text:style-name="T6">L’enjeu d’influence= faire changer quelqu’un d’avis, de faire</text:span></text:p>
      <text:p text:style-name="P21"><text:tab/>-<text:span text:style-name="T6">L’enjeu relationnel = créer des liens avec les autres</text:span></text:p>
      <text:p text:style-name="P21"><text:tab/>-<text:span text:style-name="T6">L’enjeu narratif = établir des normes de communication (ex : tutoiement , vouvoiement, <text:tab/>norme de présentation …)</text:span></text:p>
      <text:p text:style-name="P21"/>
      <text:p text:style-name="P8">4) Différentes stratégie de communication</text:p>
      <text:p text:style-name="P8"/>
      <text:p text:style-name="P22">⇒ Il existe quatre stratégies de communication</text:p>
      <text:p text:style-name="P22"><text:tab/>-<text:span text:style-name="T7">La stratégie de coopération «arrivé à un terrain d’entente </text:span></text:p>
      <text:p text:style-name="P1"/>
      <text:p text:style-name="P1"/>
      <text:p text:style-name="P1">5.3.1)Schéma intéressant</text:p>
      <text:p text:style-name="P1"/>
      <text:p text:style-name="P10">1) À cause de la fonction <text:span text:style-name="T1">phatique</text:span></text:p>
      <text:p text:style-name="P10"/>
      <text:p text:style-name="P11">2) On fait appelle à la fonction poétique</text:p>
      <text:p text:style-name="P11"/>
      <text:p text:style-name="P11">3) <text:span text:style-name="T2">La fonction conative est la plus utile</text:span></text:p>
      <text:p text:style-name="P11"/>
      <text:p text:style-name="P12">4) Les fonction métalinguistique et référentielle</text:p>
      <text:p text:style-name="P12"><text:soft-page-break/></text:p>
      <text:p text:style-name="P12">5) <text:s/>La fonction expressive car il faut être convaincu pour convaincre</text:p>
      <text:p text:style-name="P12"/>
      <text:p text:style-name="P2">5.3.2) Les limites de ce schéma</text:p>
      <text:p text:style-name="P2"/>
      <text:p text:style-name="P13">La communication peut mal passer si l’<text:span text:style-name="T3">é</text:span>m<text:span text:style-name="T3">e</text:span>t<text:span text:style-name="T3">t</text:span>eur et le récepteur non pas le même niveau de langue, non pas la même façon <text:s/>de voir le monde, non pas les même référence culturelle mais aussi son dans un état psychique radicalement différent mais aussi s’ils ne savent pas coder ou décoder tel type de message</text:p>
      <text:p text:style-name="P13"/>
      <text:p text:style-name="P14">⇒ <text:span text:style-name="T4">Consigne :</text:span></text:p>
      <text:p text:style-name="P14">-Décrire le dessin de presse puis exprimer le message de Riss (Auteur du dessin) :</text:p>
      <text:p text:style-name="P14"/>
      <text:p text:style-name="P15">Au premier plan les couleur sont blanche et noir (traduise la mort, la désolation, la tristesse) et un enfant mort</text:p>
      <text:p text:style-name="P15">Au second plan la couleur est bleu (vive)(caractérise un ciel bleu = absence de problème) et une pancarte mcdo (caractérise la société de consommation) avec un clown joyeux</text:p>
      <text:p text:style-name="P15">Donc on y voit une opposition</text:p>
      <text:p text:style-name="P14"/>
      <text:p text:style-name="P15">Le dessin de Riss est là pour dénoncer une indifférence entre les sociétés riches et les sociétés pauvres</text:p>
      <text:p text:style-name="P15"/>
      <text:p text:style-name="P3">6) Bilan d’une communication efficace</text:p>
      <text:p text:style-name="P3"/>
      <text:p text:style-name="P3">6.1) Savoir à quels besoins répond la communication</text:p>
      <text:p text:style-name="P16"/>
      <text:p text:style-name="P16">Exemple 1,2,3: Besoin d’informer, d’aider à la communication</text:p>
      <text:p text:style-name="P16">Exemple 2,4: B<text:span text:style-name="T5">esoin de transmission (Culturel , Idéologique)</text:span></text:p>
      <text:p text:style-name="P16">Exemple 2,4: B<text:span text:style-name="T5">esoin de créer des liens pour vivre ensemble</text:span></text:p>
      <text:p text:style-name="P16">Exemple 1,3: Besoin de développer <text:s/>l’économie</text:p>
      <text:p text:style-name="P16">Exemple 3,4: B<text:span text:style-name="T5">esoin de créer une vision d’avenir </text:span></text:p>
      <text:p text:style-name="P25"/>
      <text:p text:style-name="P36">6.2) Connaître les référentes idéologiques du destinataire</text:p>
      <text:p text:style-name="P26"/>
      <text:p text:style-name="P27">Exemple 1 : Il est indispensable de connaître les référentes idéologiques de la personne avec qui on <text:s/><text:tab/><text:tab/>débat pour évité de la blessé et de rendre la communication impossible</text:p>
      <text:p text:style-name="P28">Exemple 2 <text:span text:style-name="T8">et 3 </text:span>: <text:span text:style-name="T8">Connaître les référent idéologique de l’autre permet de mieux connaître ses prises <text:tab/><text:tab/>de position</text:span> </text:p>
      <text:p text:style-name="P37"/>
      <text:p text:style-name="P38">6.3) Distinguer faits, opinion, sentiments</text:p>
      <text:p text:style-name="P38"/>
      <text:p text:style-name="P29">Faits : C’est quelque chose de <text:span text:style-name="T9">réel, qui existe, objectif et qu’on ne devrait pas remettre en cause.</text:span></text:p>
      <text:p text:style-name="P29"/>
      <text:p text:style-name="P29">Opinion : C’est une <text:span text:style-name="T10">interprétation <text:s/>des faits, une façon de voir. Pour qu’elle soit recevable il est <text:tab/><text:tab/><text:tab/>nécessaire qu’il y est une pensé logique derrière. </text:span><text:span text:style-name="T11">Une opinion recevable peut être <text:tab/><text:tab/>discuté.</text:span></text:p>
      <text:p text:style-name="P29"/>
      <text:p text:style-name="P29">Sentiments/ressentis : <text:span text:style-name="T12">Les sentiments (tristesse, colère …), ressentis (la fatigue, la faim …) sont <text:tab/><text:tab/><text:tab/>purement personnel et ne sont pas rationnel </text:span></text:p>
      <text:p text:style-name="P29"/>
      <text:p text:style-name="P29"/>
      <text:p text:style-name="P39">6.4) Percevoir les enjeux de la communication</text:p>
      <text:p text:style-name="P30"/>
      <text:p text:style-name="P30">Lors d’un entretien d’embauche les enjeux sont :</text:p>
      <text:p text:style-name="P30">-S’affirmer par un discours valorisant</text:p>
      <text:p text:style-name="P30">-Convaincre</text:p>
      <text:p text:style-name="P30">-Exprimer ses pensées</text:p>
      <text:p text:style-name="P30">-Noué des liens</text:p>
      <text:p text:style-name="P30"/>
      <text:p text:style-name="P40">6.5) Identifier et prévoir les altérations possible du message</text:p>
      <text:p text:style-name="P40"/>
      <text:p text:style-name="P31">1) En une heure environ <text:span text:style-name="T13">5</text:span>0 % du message est retenu dans les meilleurs condition et dans les pires conditions environ 10 %.</text:p>
      <text:p text:style-name="P31"/>
      <text:p text:style-name="P31">2) Ce n’est pas 100 % car <text:span text:style-name="T14">on ne peut pas tout retenir, car il est impossible de se concentrer à 100 % pendant 1h, plus l’information est complexe plus c’est compliqué de la retenir, se faire déconcentrer par l’environnement extérieur, par sont état physique/psychologique, une mauvaise communication de la personne qui parle mais aussi si ça nous intéresse ou pas</text:span></text:p>
      <text:p text:style-name="P31"/>
      <text:p text:style-name="P32">3) Penser à multiplier les support ,mettre en avant le plus <text:s/>important et répéter les informations les plus essentiels</text:p>
      <text:p text:style-name="P32"/>
      <text:p text:style-name="P41">6.6) Pratiquer une écoute active</text:p>
      <text:p text:style-name="P41"/>
      <text:p text:style-name="P33">1) <text:span text:style-name="T15">Éviter les distractions , poser des questions , être en état d’écouter, éviter les à priori</text:span></text:p>
      <text:p text:style-name="P33"/>
      <text:p text:style-name="P33"><text:span text:style-name="T15">2) <text:s/>Faire attention au plan et à sa logique, repérer les passages clé, reformuler pour essayer de mieux comprendre le message, signaler les points qui sont complexe</text:span></text:p>
      <text:p text:style-name="P33"/>
      <text:p text:style-name="P42">7) Conclusion</text:p>
      <text:p text:style-name="P34"/>
      <text:p text:style-name="P35">Les règles à respecter :</text:p>
      <text:p text:style-name="P35">-Respecter le fait que l’autre pense différemment </text:p>
      <text:p text:style-name="P35">-Faire des concessions lorsque l’on est en désaccord </text:p>
      <text:p text:style-name="P35">-Ne pas transformer les faits et respecter la parole donnée</text:p>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17:07:11.527792718</meta:creation-date>
    <dc:date>2022-10-07T13:59:25.316026769</dc:date>
    <meta:editing-duration>PT1H51M</meta:editing-duration>
    <meta:editing-cycles>44</meta:editing-cycles>
    <meta:generator>LibreOffice/7.3.6.2$Linux_X86_64 LibreOffice_project/30$Build-2</meta:generator>
    <meta:document-statistic meta:table-count="0" meta:image-count="0" meta:object-count="0" meta:page-count="3" meta:paragraph-count="70" meta:word-count="801" meta:character-count="4947" meta:non-whitespace-character-count="4168"/>
  </office:meta>
</office:document-meta>
</file>